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n" fo:country="US" officeooo:rsid="00034ef0" officeooo:paragraph-rsid="00034ef0"/>
    </style:style>
    <style:style style:name="P2" style:family="paragraph" style:parent-style-name="Standard">
      <style:text-properties fo:language="en" fo:country="US" officeooo:rsid="0003e4ce" officeooo:paragraph-rsid="0003e4ce"/>
    </style:style>
    <style:style style:name="P3" style:family="paragraph" style:parent-style-name="Standard">
      <style:text-properties fo:language="en" fo:country="US" officeooo:rsid="0005ddde" officeooo:paragraph-rsid="0005ddde"/>
    </style:style>
    <style:style style:name="P4" style:family="paragraph" style:parent-style-name="Standard">
      <style:text-properties fo:language="en" fo:country="US" officeooo:rsid="00073543" officeooo:paragraph-rsid="00073543"/>
    </style:style>
    <style:style style:name="P5" style:family="paragraph" style:parent-style-name="Standard">
      <style:text-properties fo:language="en" fo:country="US" officeooo:rsid="00081a72" officeooo:paragraph-rsid="00081a72"/>
    </style:style>
    <style:style style:name="P6" style:family="paragraph" style:parent-style-name="Standard">
      <style:text-properties fo:language="en" fo:country="US" officeooo:rsid="00096183" officeooo:paragraph-rsid="00096183"/>
    </style:style>
    <style:style style:name="P7" style:family="paragraph" style:parent-style-name="Standard">
      <style:text-properties fo:language="en" fo:country="US" officeooo:rsid="000bca0e" officeooo:paragraph-rsid="000bca0e"/>
    </style:style>
    <style:style style:name="P8" style:family="paragraph" style:parent-style-name="Standard">
      <style:text-properties fo:language="en" fo:country="US" officeooo:rsid="00123677" officeooo:paragraph-rsid="00133dfc"/>
    </style:style>
    <style:style style:name="P9" style:family="paragraph" style:parent-style-name="Standard">
      <style:text-properties fo:language="en" fo:country="US" officeooo:rsid="00133dfc" officeooo:paragraph-rsid="00133dfc"/>
    </style:style>
    <style:style style:name="P10" style:family="paragraph" style:parent-style-name="Standard">
      <style:text-properties fo:language="en" fo:country="US" officeooo:rsid="00156764" officeooo:paragraph-rsid="00156764"/>
    </style:style>
    <style:style style:name="P11" style:family="paragraph" style:parent-style-name="Standard">
      <style:text-properties fo:language="en" fo:country="US" officeooo:rsid="001dd533" officeooo:paragraph-rsid="001dd533"/>
    </style:style>
    <style:style style:name="P12" style:family="paragraph" style:parent-style-name="Standard">
      <style:text-properties fo:language="en" fo:country="US" officeooo:rsid="0010548d" officeooo:paragraph-rsid="0010548d"/>
    </style:style>
    <style:style style:name="P13" style:family="paragraph" style:parent-style-name="Standard">
      <style:text-properties fo:language="en" fo:country="US" officeooo:rsid="002174fb" officeooo:paragraph-rsid="002174fb"/>
    </style:style>
    <style:style style:name="P14" style:family="paragraph" style:parent-style-name="Standard">
      <style:text-properties fo:color="#800000" fo:language="en" fo:country="US" officeooo:rsid="000cf650" officeooo:paragraph-rsid="000cf650"/>
    </style:style>
    <style:style style:name="P15" style:family="paragraph" style:parent-style-name="Standard">
      <style:text-properties fo:color="#000000" fo:language="en" fo:country="US" officeooo:rsid="0010548d" officeooo:paragraph-rsid="0010548d"/>
    </style:style>
    <style:style style:name="P16" style:family="paragraph" style:parent-style-name="Standard">
      <style:text-properties fo:color="#000000" fo:language="en" fo:country="US" officeooo:rsid="00123677" officeooo:paragraph-rsid="00123677"/>
    </style:style>
    <style:style style:name="P17" style:family="paragraph" style:parent-style-name="Standard">
      <style:text-properties fo:color="#000000" fo:language="en" fo:country="US" officeooo:rsid="00123677" officeooo:paragraph-rsid="00133dfc"/>
    </style:style>
    <style:style style:name="P18" style:family="paragraph" style:parent-style-name="Standard">
      <style:text-properties fo:color="#000000" fo:language="en" fo:country="US" officeooo:rsid="00133dfc" officeooo:paragraph-rsid="00133dfc"/>
    </style:style>
    <style:style style:name="P19" style:family="paragraph" style:parent-style-name="Standard">
      <style:text-properties fo:color="#000000" fo:language="en" fo:country="US" officeooo:rsid="00138659" officeooo:paragraph-rsid="00133dfc"/>
    </style:style>
    <style:style style:name="P20" style:family="paragraph" style:parent-style-name="Standard">
      <style:text-properties fo:color="#000000" fo:language="en" fo:country="US" officeooo:rsid="00096183" officeooo:paragraph-rsid="00096183"/>
    </style:style>
    <style:style style:name="P21" style:family="paragraph" style:parent-style-name="Standard">
      <style:text-properties fo:color="#000000" fo:language="en" fo:country="US" officeooo:rsid="000cf650" officeooo:paragraph-rsid="000cf650"/>
    </style:style>
    <style:style style:name="P22" style:family="paragraph" style:parent-style-name="Standard">
      <style:text-properties fo:color="#000000" fo:language="en" fo:country="US" officeooo:rsid="000cf650" officeooo:paragraph-rsid="001dd533"/>
    </style:style>
    <style:style style:name="P23" style:family="paragraph" style:parent-style-name="Standard">
      <style:text-properties fo:color="#ff3333" fo:language="en" fo:country="US" officeooo:rsid="001dd533" officeooo:paragraph-rsid="001dd533"/>
    </style:style>
    <style:style style:name="P24" style:family="paragraph" style:parent-style-name="Standard">
      <style:text-properties fo:language="en" fo:country="US" officeooo:rsid="00225f2d" officeooo:paragraph-rsid="00225f2d"/>
    </style:style>
    <style:style style:name="T1" style:family="text">
      <style:text-properties officeooo:rsid="00034ef0"/>
    </style:style>
    <style:style style:name="T2" style:family="text">
      <style:text-properties officeooo:rsid="0003e4ce"/>
    </style:style>
    <style:style style:name="T3" style:family="text">
      <style:text-properties officeooo:rsid="0003f7cc"/>
    </style:style>
    <style:style style:name="T4" style:family="text">
      <style:text-properties officeooo:rsid="000a8da3"/>
    </style:style>
    <style:style style:name="T5" style:family="text">
      <style:text-properties officeooo:rsid="000cf650"/>
    </style:style>
    <style:style style:name="T6" style:family="text">
      <style:text-properties officeooo:rsid="000df9ce"/>
    </style:style>
    <style:style style:name="T7" style:family="text">
      <style:text-properties fo:color="#000000"/>
    </style:style>
    <style:style style:name="T8" style:family="text">
      <style:text-properties fo:color="#000000" officeooo:rsid="00133dfc"/>
    </style:style>
    <style:style style:name="T9" style:family="text">
      <style:text-properties fo:color="#000000" officeooo:rsid="00138659"/>
    </style:style>
    <style:style style:name="T10" style:family="text">
      <style:text-properties fo:color="#000000" officeooo:rsid="0003e4ce"/>
    </style:style>
    <style:style style:name="T11" style:family="text">
      <style:text-properties fo:color="#000000" officeooo:rsid="001664b9"/>
    </style:style>
    <style:style style:name="T12" style:family="text">
      <style:text-properties fo:color="#000000" officeooo:rsid="001dd533"/>
    </style:style>
    <style:style style:name="T13" style:family="text">
      <style:text-properties fo:color="#000000" officeooo:rsid="00210de8"/>
    </style:style>
    <style:style style:name="T14" style:family="text">
      <style:text-properties fo:color="#000000" officeooo:rsid="00211d00"/>
    </style:style>
    <style:style style:name="T15" style:family="text">
      <style:text-properties officeooo:rsid="001664b9"/>
    </style:style>
    <style:style style:name="T16" style:family="text">
      <style:text-properties officeooo:rsid="00173491"/>
    </style:style>
    <style:style style:name="T17" style:family="text">
      <style:text-properties officeooo:rsid="0003f7cc" fo:background-color="#ffff00" loext:char-shading-value="0"/>
    </style:style>
    <style:style style:name="T18" style:family="text">
      <style:text-properties officeooo:rsid="00187e73"/>
    </style:style>
    <style:style style:name="T19" style:family="text">
      <style:text-properties officeooo:rsid="001a67ab"/>
    </style:style>
    <style:style style:name="T20" style:family="text">
      <style:text-properties officeooo:rsid="001b0e3c"/>
    </style:style>
    <style:style style:name="T21" style:family="text">
      <style:text-properties officeooo:rsid="001b138e"/>
    </style:style>
    <style:style style:name="T22" style:family="text">
      <style:text-properties officeooo:rsid="001ce536"/>
    </style:style>
    <style:style style:name="T23" style:family="text">
      <style:text-properties officeooo:rsid="001dd533"/>
    </style:style>
    <style:style style:name="T24" style:family="text">
      <style:text-properties officeooo:rsid="0021c7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e lung adenocarcinoma cancer is the most common type of lung cancer. It has a high incidence in the population and also an associated high mortality. That’s because nowadays this cancer is really hard to diagnose in its early steps and usually is found too late. Most of the previous studies aim to find genetic markers to be able to diagnose it in its stages. <text:span text:style-name="T24">Although s</text:span>ome genetic markers have been described and used, such as the mutation in the Kran gene, but more information is required.</text:p>
      <text:p text:style-name="P13"/>
      <text:p text:style-name="P13">Here in this project, the data of the TCGA project will be analyzed with the aim to find (and reproduce) the finding of differential expressed genes that could help to detect this kind of cancer.</text:p>
      <text:p text:style-name="P1"/>
      <text:p text:style-name="P1"/>
      <text:p text:style-name="P1">2. Quality assessment:</text:p>
      <text:p text:style-name="P1"/>
      <text:p text:style-name="P1"/>
      <text:p text:style-name="P1"/>
      <text:p text:style-name="P1">2.1 Introduction of the data:</text:p>
      <text:p text:style-name="P1"/>
      <text:p text:style-name="P1"><text:span text:style-name="T15">T</text:span>he data obtained f<text:span text:style-name="T15">or this project comes from</text:span> <text:span text:style-name="T15">T</text:span>he <text:span text:style-name="T15">C</text:span>ancer <text:span text:style-name="T15">G</text:span>enome<text:span text:style-name="T15"> A</text:span>tlas (T<text:span text:style-name="T15">CG</text:span>A). This data co<text:span text:style-name="T15">ntains lung cancer gene expression information of</text:span> both patients and <text:span text:style-name="T15">healthy individuals (</text:span>control<text:span text:style-name="T15">)</text:span>.</text:p>
      <text:p text:style-name="P1"/>
      <text:p text:style-name="P1">The <text:span text:style-name="T15">first step is to import and check the provided data and it’s associated metadata. In summary it contains</text:span> 600 Samples and 549 Clinical <text:span text:style-name="T15">variables</text:span>. <text:span text:style-name="T15">Each <text:s/>one of those samples contains information about the expression of 20115 genes.</text:span></text:p>
      <text:p text:style-name="P1"/>
      <text:p text:style-name="P1">From the Clinical variables, th<text:span text:style-name="T15">e ones t</text:span>hat were found to be interesting <text:span text:style-name="T2">and, </text:span><text:span text:style-name="T10">then, </text:span><text:span text:style-name="T11">were</text:span><text:span text:style-name="T10"> </text:span><text:span text:style-name="T2">further analyzed</text:span> were:</text:p>
      <text:p text:style-name="P1">- Gender (Sex)</text:p>
      <text:p text:style-name="P1">- Race (Ethnicity)</text:p>
      <text:p text:style-name="P1">- History of other malignancy (if the patient had previous cases of cancer malignancy)</text:p>
      <text:p text:style-name="P1">- Type (If the sample is normal or <text:span text:style-name="T16">a</text:span> tumor)</text:p>
      <text:p text:style-name="P1">- <text:span text:style-name="T3">Histologic Diagnosis </text:span><text:span text:style-name="T17">(Information about the histological origin of the sample)</text:span></text:p>
      <text:p text:style-name="P1"/>
      <text:p text:style-name="P2">Also, <text:span text:style-name="T16">each</text:span> sample’s <text:span text:style-name="T16">name </text:span>from the T<text:span text:style-name="T16">CG</text:span>A contains important information that was also taken into account. <text:span text:style-name="T16">T</text:span>he information extracted from the sample was:</text:p>
      <text:p text:style-name="P2">- Tissue <text:span text:style-name="T16">Source</text:span> Site</text:p>
      <text:p text:style-name="P2">- Sample Vial</text:p>
      <text:p text:style-name="P2">- Sample Plate</text:p>
      <text:p text:style-name="P2"/>
      <text:p text:style-name="P3">The first <text:s/>important step of this project is the <text:span text:style-name="T16">assessment</text:span> of the quality of the provided data. For th<text:span text:style-name="T16">is</text:span> reason, the following analysis aims to find and correct pos<text:span text:style-name="T16">s</text:span>ible errors that the data could have, such as batch effect, lack of homogen<text:span text:style-name="T16">e</text:span>ity, po<text:span text:style-name="T16">s</text:span>sible conf<text:span text:style-name="T16">o</text:span>unding factors and source of noise (very low expressed genes).</text:p>
      <text:p text:style-name="P3"/>
      <text:p text:style-name="P4">2.2 Sequencing depth:</text:p>
      <text:p text:style-name="P4"/>
      <text:p text:style-name="P4">The first step of the quality asses<text:span text:style-name="T16">s</text:span>ment i<text:span text:style-name="T16">nvolves checking </text:span>the sequencing depth of the samples. <text:span text:style-name="T16">The aim of this step is to verify that </text:span>all the sample <text:span text:style-name="T16">groups</text:span> <text:span text:style-name="T16">were </text:span>sequenced with the same intensity (depth) <text:span text:style-name="T18">distribution,</text:span> and <text:span text:style-name="T16">to detect </text:span>if any sample <text:span text:style-name="T16">group, according to each clinical variable of interest, was</text:span> poorly sequenced (to see if any <text:span text:style-name="T18">clinical </text:span>variable has had an effect <text:span text:style-name="T18">o</text:span>n the sequencing process).</text:p>
      <text:p text:style-name="P4"/>
      <text:p text:style-name="P4"><text:span text:style-name="T18">A</text:span>s the number of samples is huge, a bar for each sample will be not useful because the bar w<text:span text:style-name="T18">ould </text:span>be too small for the human eye. For this reason, a different approach was taken. This approach <text:soft-page-break/><text:span text:style-name="T18">consists of</text:span> clustering the samples with similar sequencing depth and then showing a bar plot of the clusters. If the bar plots of each level <text:span text:style-name="T18">(category)</text:span> of the <text:span text:style-name="T18">corresponding </text:span>analyzed clinical variable has the same height in each of the clusters, that means that the sequencing was homogen<text:span text:style-name="T18">e</text:span>ous for that level.</text:p>
      <text:p text:style-name="P4"/>
      <text:p text:style-name="P5">In general, the plots <text:span text:style-name="T18">of</text:span> all the <text:span text:style-name="T18">clinical </text:span>variables showed more or less <text:s/><text:span text:style-name="T18">a </text:span>similar sequencing depth <text:span text:style-name="T18">distribution.</text:span> However, in the bar plot of the <text:span text:style-name="T19">clinical variable “T</text:span>ype”, the plot looked a little bit odd as it seems that the normal samples were in general sequenced with less depth than the tumor ones. This is important to take into account as the final objective of this project is to check for differential expression. <text:span text:style-name="T19">Unfortunately,</text:span> those samples cannot be removed because they are necessary to check the differences in gene expression of healthy and cancer tissues.</text:p>
      <text:p text:style-name="P5"/>
      <text:p text:style-name="P6">2.3 Dist<text:span text:style-name="T19">ri</text:span>bution of expression levels among samples.</text:p>
      <text:p text:style-name="P6"/>
      <text:p text:style-name="P6">The next step is to <text:span text:style-name="T19">verify</text:span> the expression levels among the samples. With this anal<text:span text:style-name="T19">ys</text:span>is we can check if any sample had an <text:span text:style-name="T19">u</text:span>nusual expression profile. The best case scenario would be that all the samples showed a similar profile, meaning that all the samples were correctly collected. </text:p>
      <text:p text:style-name="P6">Because of the huge amount of sample<text:span text:style-name="T20">s</text:span>, they will be analyzed in two plots, one for the tumor ones and other for the healt<text:span text:style-name="T20">h</text:span>y or normal ones.</text:p>
      <text:p text:style-name="P6"/>
      <text:p text:style-name="P6">The results of the plots <text:span text:style-name="T20">are as expected</text:span> <text:span text:style-name="T20">since</text:span> all the samples showed a similar bimodal profile, with some density of low or non expres<text:span text:style-name="T20">s</text:span>ed genes (first peak) and some density of more expressed genes (second peak). <text:span text:style-name="T20">S</text:span>ince no sample has <text:span text:style-name="T4">had </text:span>a<text:span text:style-name="T4">n</text:span> odd expression level profile, none of them <text:span text:style-name="T4">has</text:span> be<text:span text:style-name="T4">en</text:span> removed.</text:p>
      <text:p text:style-name="P6"/>
      <text:p text:style-name="P7">2.4 Distribution of expression lev<text:span text:style-name="T20">els</text:span> among genes.</text:p>
      <text:p text:style-name="P7"/>
      <text:p text:style-name="P7">As <text:span text:style-name="T21">it </text:span>has been observed in the previous analysis, some genes seemed to have really low expression values between samples. Now, <text:span text:style-name="T5">it’s interesting</text:span> to see if there is any gene that is <text:span text:style-name="T21">systematically</text:span> lowly expressed in all the samples because that w<text:span text:style-name="T21">ould</text:span> mean that i<text:span text:style-name="T21">t i</text:span>s not a relevant gene and could lead to false positives if analyzed (small differences in low expressed genes can <text:span text:style-name="T5">seem </text:span>statistically significant when they are pro<text:span text:style-name="T21">b</text:span>ably caused by noise). </text:p>
      <text:p text:style-name="P20"/>
      <text:p text:style-name="P21">To check the av<text:span text:style-name="T21">e</text:span>rage expression of each gene a<text:span text:style-name="T21">c</text:span>ros<text:span text:style-name="T21">s</text:span> samples, <text:span text:style-name="T22">the average expression of each gene was </text:span>plotted in an histogram.</text:p>
      <text:p text:style-name="P14"/>
      <text:p text:style-name="P22">The histogram shows that ther<text:span text:style-name="T6">e are</text:span> in fact some <text:span text:style-name="T22">systematically</text:span> l<text:span text:style-name="T6">o</text:span>wly expressed genes <text:span text:style-name="T6">that should be removed. To filter out those genes, two cut-off values were used: the first one entailed a minimum CPM value accepted (obtained from the logarithm of the minimum lib size XXXX). After deleting the genes that did not pass the first cut-off another filter step was applied. This filter step involved removing the genes that, because of the first cut-off step, had less samples than the smallest gene group (which in this case is the healthy group, with 59 samples). </text:span></text:p>
      <text:p text:style-name="P23"/>
      <text:p text:style-name="P12"><text:span text:style-name="T7">The results of the previous filtering </text:span><text:span text:style-name="T12">are</text:span><text:span text:style-name="T7"> represented in the same histogram plot with red bars. Th</text:span><text:span text:style-name="T13">ese</text:span><text:span text:style-name="T7"> are the genes that passed the </text:span><text:span text:style-name="T12">whole</text:span><text:span text:style-name="T7"> filtering proces</text:span><text:span text:style-name="T12">s</text:span><text:span text:style-name="T7">.</text:span></text:p>
      <text:p text:style-name="P15"/>
      <text:p text:style-name="P15">At the begin<text:span text:style-name="T23">n</text:span>ing, we had <text:span text:style-name="T1">20115 different genes but </text:span>after the filtering of the low expressed one<text:span text:style-name="T23">s</text:span>,<text:span text:style-name="T23"> </text:span>XXX remai<text:span text:style-name="T23">ned.</text:span></text:p>
      <text:p text:style-name="P15"/>
      <text:p text:style-name="P16">2.5 Normalization</text:p>
      <text:p text:style-name="P16"/>
      <text:p text:style-name="P17"><text:soft-page-break/>One vital step is the quantile normalization, <text:span text:style-name="T23">which</text:span> is needed because, after sequencing, we obtain a given number of total reads that is fixed by the experiment proced<text:span text:style-name="T23">ure.</text:span></text:p>
      <text:p text:style-name="P8"><text:span text:style-name="T8">This </text:span><text:span text:style-name="T7">means that the counts </text:span><text:span text:style-name="T13">observed</text:span><text:span text:style-name="T7"> for each gene are </text:span><text:span text:style-name="T8">restricted</text:span><text:span text:style-name="T7"> by the total amount of reads, </text:span><text:span text:style-name="T8">so if a sample has more expressed genes than another one with the same amount of reads, the numbers will not be equivalent and thus not comparable</text:span><text:span text:style-name="T7">. </text:span><text:span text:style-name="T8">( Two genes equally expressed in two </text:span><text:span text:style-name="T13">different </text:span><text:span text:style-name="T8">samples can have different values of counts if one of those sample</text:span><text:span text:style-name="T12">s</text:span><text:span text:style-name="T8"> has more expressed genes than the other</text:span><text:span text:style-name="T13"> one).</text:span></text:p>
      <text:p text:style-name="P18"/>
      <text:p text:style-name="P9"><text:span text:style-name="T7">To see how this normalized step has affected to the expression levels of our data, two</text:span><text:span text:style-name="T13"> </text:span><text:span text:style-name="T7">bubuzella plots ha</text:span><text:span text:style-name="T13">ve</text:span><text:span text:style-name="T7"> been made, one with the </text:span><text:span text:style-name="T9">non-filtered </text:span><text:span text:style-name="T7">non-normalized data (left) and the other with the normalized </text:span><text:span text:style-name="T9">and filtered</text:span><text:span text:style-name="T7"> one (right). As we can see, the differences are not really high </text:span><text:span text:style-name="T9">which means that the data</text:span><text:span text:style-name="T7"> still ha</text:span><text:span text:style-name="T13">s</text:span><text:span text:style-name="T7"> lots of </text:span><text:span text:style-name="T9">variability.</text:span></text:p>
      <text:p text:style-name="P19"/>
      <text:p text:style-name="P9"><text:span text:style-name="T14">A</text:span><text:span text:style-name="T9">fter the normalization, the bulk of the difference of the mean expression between tumor and normal samples </text:span><text:span text:style-name="T14">wa</text:span><text:span text:style-name="T9">s close</text:span><text:span text:style-name="T14">r</text:span><text:span text:style-name="T9"> to 0. </text:span><text:span text:style-name="T14">This</text:span><text:span text:style-name="T9"> i</text:span><text:span text:style-name="T14">ndicates </text:span><text:span text:style-name="T9">that the process </text:span><text:span text:style-name="T14">was</text:span><text:span text:style-name="T9"> done correctly since we expect that most of the genes are not differential expressed (so the bulk of the mean should be close to 0).</text:span></text:p>
      <text:p text:style-name="P1"/>
      <text:p text:style-name="P10">2.7 MA-PLOTS</text:p>
      <text:p text:style-name="P11"/>
      <text:p text:style-name="P24">The objective of this set of plots is to see if any sample as an expression profile that is different from the rest of the samples. As the gene with differential expression should be few, the majority of genes should have an expression level similar to the average expression for that gene. So, in summary, the most of the points should be around the 0 (no difference).</text:p>
      <text:p text:style-name="P24"/>
      <text:p text:style-name="P24">The profiles for all the samples had been observed. However, due to the huge amount of samples only 50 of the two important groups ( tumor and normal) are shown.</text:p>
      <text:p text:style-name="P24"/>
      <text:p text:style-name="P24">The result don’t show expression-level dependent biases among the samples, so no sample needs to be removed.</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1T15:02:30.207159463</meta:creation-date>
    <dc:date>2018-05-13T17:18:29.376081326</dc:date>
    <meta:editing-duration>PT1H39M45S</meta:editing-duration>
    <meta:editing-cycles>21</meta:editing-cycles>
    <meta:generator>LibreOffice/5.1.6.2$Linux_X86_64 LibreOffice_project/10m0$Build-2</meta:generator>
    <meta:document-statistic meta:table-count="0" meta:image-count="0" meta:object-count="0" meta:page-count="3" meta:paragraph-count="40" meta:word-count="1300" meta:character-count="7628" meta:non-whitespace-character-count="6362"/>
  </office:meta>
</office:document-meta>
</file>